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4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2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2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30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3" table:number-rows-repeated="3">
          <table:table-cell table:number-columns-repeated="1021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  <draw:frame table:end-cell-address="'Raw-Data'.H77" table:end-x="0.2012in" table:end-y="0.052in" draw:z-index="2" draw:style-name="gr1" draw:text-style-name="P1" svg:width="6.5799in" svg:height="5.7189in" svg:x="0.1248in" svg:y="0.3335in">
              <draw:object draw:notify-on-update-of-ranges="'Raw-Data'.B20:'Raw-Data'.B29 'Raw-Data'.R2:'Raw-Data'.R2 'Raw-Data'.R20:'Raw-Data'.R28 'Raw-Data'.Q2:'Raw-Data'.Q2 'Raw-Data'.Q20:'Raw-Data'.Q28 'Raw-Data'.P2:'Raw-Data'.P2 'Raw-Data'.P20:'Raw-Data'.P28 'Raw-Data'.O2:'Raw-Data'.O2 'Raw-Data'.O20:'Raw-Data'.O28 'Raw-Data'.N2:'Raw-Data'.N2 'Raw-Data'.N20:'Raw-Data'.N28 'Raw-Data'.S2:'Raw-Data'.S2 'Raw-Data'.S20:'Raw-Data'.S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  <draw:frame table:end-cell-address="'Raw-Data'.Q65" table:end-x="0.3311in" table:end-y="0.1535in" draw:z-index="1" draw:style-name="gr1" draw:text-style-name="P1" svg:width="8.4882in" svg:height="3.1539in" svg:x="0.6067in" svg:y="0.3335in">
              <draw:object draw:notify-on-update-of-ranges="'Raw-Data'.B21:'Raw-Data'.B28 'Raw-Data'.K2:'Raw-Data'.K2 'Raw-Data'.K21:'Raw-Data'.K28 'Raw-Data'.L2:'Raw-Data'.L2 'Raw-Data'.L21:'Raw-Data'.L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 table:number-rows-repeated="12"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3811in" svg:x="0.5543in" svg:y="0.3335in">
              <draw:object draw:notify-on-update-of-ranges="'Raw-Data'.B21:'Raw-Data'.B28 'Raw-Data'.C2:'Raw-Data'.C2 'Raw-Data'.C21:'Raw-Data'.C28 'Raw-Data'.D2:'Raw-Data'.D2 'Raw-Data'.D21:'Raw-Data'.D28 'Raw-Data'.F2:'Raw-Data'.F2 'Raw-Data'.F21:'Raw-Data'.F28 'Raw-Data'.G2:'Raw-Data'.G2 'Raw-Data'.G21:'Raw-Data'.G28 'Raw-Data'.H2:'Raw-Data'.H2 'Raw-Data'.H21:'Raw-Data'.H28 'Raw-Data'.I2:'Raw-Data'.I2 'Raw-Data'.I21:'Raw-Data'.I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1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>
            <draw:frame table:end-cell-address="Sheet2.I47" table:end-x="0.8902in" table:end-y="0.1303in" draw:z-index="0" draw:style-name="gr1" draw:text-style-name="P1" svg:width="7.2921in" svg:height="5.1583in" svg:x="0.1224in" svg:y="0.1173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0000-00-00T00:00:01.371549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5-23T17:29:57.983678534</dc:date>
    <meta:editing-duration>P8DT18H14M16S</meta:editing-duration>
    <meta:editing-cycles>316</meta:editing-cycles>
    <meta:generator>LibreOffice/4.1.3.2$Linux_X86_64 LibreOffice_project/410$Build-2</meta:generator>
    <dc:creator>twu </dc:creator>
    <meta:document-statistic meta:table-count="3" meta:cell-count="8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589cm" xlink:href=".." xlink:type="simple" chart:class="chart:bar" chart:style-name="ch1">
        <chart:title svg:x="7.966cm" svg:y="0.388cm" chart:style-name="ch2">
          <text:p>All Defects</text:p>
        </chart:title>
        <chart:legend chart:legend-position="end" svg:x="17.044cm" svg:y="2.987cm" style:legend-expansion="high" chart:style-name="ch3"/>
        <chart:plot-area chart:style-name="ch4" table:cell-range-address="'Raw-Data'.B21:'Raw-Data'.D28 'Raw-Data'.C2:'Raw-Data'.D2 'Raw-Data'.F2:'Raw-Data'.I2 'Raw-Data'.F21:'Raw-Data'.I28" chart:data-source-has-labels="both" svg:x="0.918cm" svg:y="1.274cm" svg:width="15.299cm" svg:height="6.74cm">
          <chartooo:coordinate-region svg:x="1.725cm" svg:y="1.474cm" svg:width="14.492cm" svg:height="5.893cm"/>
          <chart:axis chart:dimension="x" chart:name="primary-x" chart:style-name="ch5" chartooo:axis-type="auto">
            <chartooo:date-scale/>
            <chart:categories table:cell-range-address="'Raw-Data'.B21:'Raw-Data'.B28"/>
          </chart:axis>
          <chart:axis chart:dimension="y" chart:name="primary-y" chart:style-name="ch6"/>
          <chart:series chart:style-name="ch7" chart:values-cell-range-address="'Raw-Data'.C21:'Raw-Data'.C28" chart:label-cell-address="'Raw-Data'.C2:'Raw-Data'.C2" chart:class="chart:bar">
            <chart:data-point chart:repeated="8"/>
          </chart:series>
          <chart:series chart:style-name="ch8" chart:values-cell-range-address="'Raw-Data'.D21:'Raw-Data'.D28" chart:label-cell-address="'Raw-Data'.D2:'Raw-Data'.D2" chart:class="chart:bar">
            <chart:data-point chart:repeated="8"/>
          </chart:series>
          <chart:series chart:style-name="ch9" chart:values-cell-range-address="'Raw-Data'.F21:'Raw-Data'.F28" chart:label-cell-address="'Raw-Data'.F2:'Raw-Data'.F2" chart:class="chart:bar">
            <chart:data-point chart:repeated="8"/>
          </chart:series>
          <chart:series chart:style-name="ch10" chart:values-cell-range-address="'Raw-Data'.G21:'Raw-Data'.G28" chart:label-cell-address="'Raw-Data'.G2:'Raw-Data'.G2" chart:class="chart:bar">
            <chart:data-point chart:repeated="8"/>
          </chart:series>
          <chart:series chart:style-name="ch11" chart:values-cell-range-address="'Raw-Data'.H21:'Raw-Data'.H28" chart:label-cell-address="'Raw-Data'.H2:'Raw-Data'.H2" chart:class="chart:bar">
            <chart:data-point chart:repeated="8"/>
          </chart:series>
          <chart:series chart:style-name="ch12" chart:values-cell-range-address="'Raw-Data'.I21:'Raw-Data'.I28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28</text:p>
                <draw:g>
                  <svg:desc>'Raw-Data'.B21:'Raw-Data'.B28</svg:desc>
                </draw:g>
              </table:table-cell>
              <table:table-cell office:value-type="float" office:value="0">
                <text:p>0</text:p>
                <draw:g>
                  <svg:desc>'Raw-Data'.C21:'Raw-Data'.C28</svg:desc>
                </draw:g>
              </table:table-cell>
              <table:table-cell office:value-type="float" office:value="1">
                <text:p>1</text:p>
                <draw:g>
                  <svg:desc>'Raw-Data'.D21:'Raw-Data'.D28</svg:desc>
                </draw:g>
              </table:table-cell>
              <table:table-cell office:value-type="float" office:value="20">
                <text:p>20</text:p>
                <draw:g>
                  <svg:desc>'Raw-Data'.F21:'Raw-Data'.F28</svg:desc>
                </draw:g>
              </table:table-cell>
              <table:table-cell office:value-type="float" office:value="1">
                <text:p>1</text:p>
                <draw:g>
                  <svg:desc>'Raw-Data'.G21:'Raw-Data'.G28</svg:desc>
                </draw:g>
              </table:table-cell>
              <table:table-cell office:value-type="float" office:value="391">
                <text:p>391</text:p>
                <draw:g>
                  <svg:desc>'Raw-Data'.H21:'Raw-Data'.H28</svg:desc>
                </draw:g>
              </table:table-cell>
              <table:table-cell office:value-type="float" office:value="422">
                <text:p>422</text:p>
                <draw:g>
                  <svg:desc>'Raw-Data'.I21:'Raw-Data'.I28</svg:desc>
                </draw:g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12cm" xlink:href=".." xlink:type="simple" chart:class="chart:bar" chart:style-name="ch1">
        <chart:title svg:x="3.488cm" svg:y="0.017cm" chart:style-name="ch2">
          <text:p>New and Closed defects (weekly)</text:p>
        </chart:title>
        <chart:legend chart:legend-position="end" svg:x="18.049cm" svg:y="3.56cm" style:legend-expansion="high" chart:style-name="ch3"/>
        <chart:plot-area chart:style-name="ch4" table:cell-range-address="'Raw-Data'.B21:'Raw-Data'.B28 'Raw-Data'.K2:'Raw-Data'.L2 'Raw-Data'.K21:'Raw-Data'.L28" chart:data-source-has-labels="both" svg:x="1.143cm" svg:y="1.198cm" svg:width="16.209cm" svg:height="6.269cm">
          <chartooo:coordinate-region svg:x="1.764cm" svg:y="1.397cm" svg:width="15.588cm" svg:height="5.423cm"/>
          <chart:axis chart:dimension="x" chart:name="primary-x" chart:style-name="ch5" chartooo:axis-type="text">
            <chart:categories table:cell-range-address="'Raw-Data'.B21:'Raw-Data'.B28"/>
          </chart:axis>
          <chart:axis chart:dimension="y" chart:name="primary-y" chart:style-name="ch6"/>
          <chart:series chart:style-name="ch7" chart:values-cell-range-address="'Raw-Data'.K21:'Raw-Data'.K28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21:'Raw-Data'.L28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28</text:p>
                <draw:g>
                  <svg:desc>'Raw-Data'.B21:'Raw-Data'.B28</svg:desc>
                </draw:g>
              </table:table-cell>
              <table:table-cell office:value-type="float" office:value="4">
                <text:p>4</text:p>
                <draw:g>
                  <svg:desc>'Raw-Data'.K21:'Raw-Data'.K28</svg:desc>
                </draw:g>
              </table:table-cell>
              <table:table-cell office:value-type="float" office:value="1">
                <text:p>1</text:p>
                <draw:g>
                  <svg:desc>'Raw-Data'.L21:'Raw-Data'.L28</svg:desc>
                </draw:g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527cm" xlink:href=".." xlink:type="simple" chart:class="chart:bar" chart:column-mapping="3 2 1 0" chart:style-name="ch1">
        <chart:title svg:x="2.647cm" svg:y="1.126cm" chart:style-name="ch2">
          <text:p>Open Defect by Severity (weekly)</text:p>
        </chart:title>
        <chart:legend svg:x="12.855cm" svg:y="5.729cm" style:legend-expansion="custom" chartooo:width="3.723cm" chartooo:height="3.889cm" style:legend-expansion-aspect-ratio="0.957315505271278" chart:style-name="ch3"/>
        <chart:plot-area chart:style-name="ch4" table:cell-range-address="'Raw-Data'.B20:'Raw-Data'.B29 'Raw-Data'.N2:'Raw-Data'.S2 'Raw-Data'.N20:'Raw-Data'.R28 'Raw-Data'.S20:'Raw-Data'.S29" chart:data-source-has-labels="both" svg:x="0.748cm" svg:y="2.248cm" svg:width="11.437cm" svg:height="11.394cm">
          <chartooo:coordinate-region svg:x="1.369cm" svg:y="2.447cm" svg:width="10.816cm" svg:height="10.548cm"/>
          <chart:axis chart:dimension="x" chart:name="primary-x" chart:style-name="ch5" chartooo:axis-type="auto">
            <chartooo:date-scale/>
            <chart:categories table:cell-range-address="'Raw-Data'.B20:'Raw-Data'.B29"/>
          </chart:axis>
          <chart:axis chart:dimension="y" chart:name="primary-y" chart:style-name="ch6"/>
          <chart:series chart:style-name="ch7" chart:values-cell-range-address="'Raw-Data'.R20:'Raw-Data'.R28" chart:label-cell-address="'Raw-Data'.R2:'Raw-Data'.R2" chart:class="chart:bar">
            <chart:data-point chart:repeated="9"/>
          </chart:series>
          <chart:series chart:style-name="ch8" chart:values-cell-range-address="'Raw-Data'.Q20:'Raw-Data'.Q28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20:'Raw-Data'.P28" chart:label-cell-address="'Raw-Data'.P2:'Raw-Data'.P2" chart:class="chart:bar">
            <chart:data-point chart:repeated="9"/>
          </chart:series>
          <chart:series chart:style-name="ch11" chart:values-cell-range-address="'Raw-Data'.O20:'Raw-Data'.O28" chart:label-cell-address="'Raw-Data'.O2:'Raw-Data'.O2" chart:class="chart:bar">
            <chart:data-point chart:repeated="9"/>
          </chart:series>
          <chart:series chart:style-name="ch12" chart:values-cell-range-address="'Raw-Data'.N20:'Raw-Data'.N28" chart:label-cell-address="'Raw-Data'.N2:'Raw-Data'.N2" chart:class="chart:bar">
            <chart:data-point chart:repeated="9"/>
          </chart:series>
          <chart:series chart:style-name="ch13" chart:values-cell-range-address="'Raw-Data'.S20:'Raw-Data'.S29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21</text:p>
                <draw:g>
                  <svg:desc>'Raw-Data'.B20:'Raw-Data'.B29</svg:desc>
                </draw:g>
              </table:table-cell>
              <table:table-cell office:value-type="float" office:value="2">
                <text:p>2</text:p>
                <draw:g>
                  <svg:desc>'Raw-Data'.R20:'Raw-Data'.R28</svg:desc>
                </draw:g>
              </table:table-cell>
              <table:table-cell office:value-type="float" office:value="14">
                <text:p>14</text:p>
                <draw:g>
                  <svg:desc>'Raw-Data'.Q20:'Raw-Data'.Q28</svg:desc>
                </draw:g>
              </table:table-cell>
              <table:table-cell office:value-type="float" office:value="9">
                <text:p>9</text:p>
                <draw:g>
                  <svg:desc>'Raw-Data'.P20:'Raw-Data'.P28</svg:desc>
                </draw:g>
              </table:table-cell>
              <table:table-cell office:value-type="float" office:value="2">
                <text:p>2</text:p>
                <draw:g>
                  <svg:desc>'Raw-Data'.O20:'Raw-Data'.O28</svg:desc>
                </draw:g>
              </table:table-cell>
              <table:table-cell office:value-type="float" office:value="0">
                <text:p>0</text:p>
                <draw:g>
                  <svg:desc>'Raw-Data'.N20:'Raw-Data'.N28</svg:desc>
                </draw:g>
              </table:table-cell>
              <table:table-cell office:value-type="float" office:value="26">
                <text:p>26</text:p>
                <draw:g>
                  <svg:desc>'Raw-Data'.S20:'Raw-Data'.S29</svg:desc>
                </draw:g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